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officeooo:rsid="13735ba5" officeooo:paragraph-rsid="13735ba5"/>
    </style:style>
    <style:style style:name="P8" style:family="paragraph" style:parent-style-name="Text_20_body">
      <style:text-properties officeooo:rsid="1373f33e" officeooo:paragraph-rsid="1373f33e"/>
    </style:style>
    <style:style style:name="P9" style:family="paragraph" style:parent-style-name="Text_20_body">
      <style:text-properties officeooo:rsid="136fef2d" officeooo:paragraph-rsid="136fef2d"/>
    </style:style>
    <style:style style:name="P10"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1"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2" style:family="paragraph" style:parent-style-name="Text_20_body">
      <style:text-properties fo:language="cs" fo:country="CZ" officeooo:rsid="13710e85" officeooo:paragraph-rsid="13710e85"/>
    </style:style>
    <style:style style:name="P13" style:family="paragraph" style:parent-style-name="Text_20_body">
      <style:text-properties officeooo:rsid="137e13b2" officeooo:paragraph-rsid="137e13b2"/>
    </style:style>
    <style:style style:name="P14" style:family="paragraph" style:parent-style-name="Text_20_body">
      <style:text-properties officeooo:rsid="13823753" officeooo:paragraph-rsid="13823753"/>
    </style:style>
    <style:style style:name="P15" style:family="paragraph" style:parent-style-name="Text_20_body">
      <style:text-properties officeooo:rsid="13823753" officeooo:paragraph-rsid="13a63a28"/>
    </style:style>
    <style:style style:name="P16" style:family="paragraph" style:parent-style-name="Text_20_body">
      <style:text-properties officeooo:rsid="138abef6" officeooo:paragraph-rsid="138abef6"/>
    </style:style>
    <style:style style:name="P17" style:family="paragraph" style:parent-style-name="Text_20_body">
      <style:text-properties officeooo:rsid="138e61f9" officeooo:paragraph-rsid="138e61f9"/>
    </style:style>
    <style:style style:name="P18" style:family="paragraph" style:parent-style-name="Text_20_body">
      <style:text-properties officeooo:rsid="1396292f" officeooo:paragraph-rsid="13979351"/>
    </style:style>
    <style:style style:name="P19" style:family="paragraph" style:parent-style-name="Text_20_body">
      <style:text-properties fo:font-style="italic" officeooo:rsid="1396292f" officeooo:paragraph-rsid="13979351" style:font-style-asian="italic" style:font-style-complex="italic"/>
    </style:style>
    <style:style style:name="P20" style:family="paragraph" style:parent-style-name="Text_20_body">
      <style:text-properties fo:font-style="italic" officeooo:rsid="13a7d910" officeooo:paragraph-rsid="13a7d910" style:font-style-asian="italic" style:font-style-complex="italic"/>
    </style:style>
    <style:style style:name="P21" style:family="paragraph" style:parent-style-name="Text_20_body">
      <style:text-properties fo:font-style="italic" officeooo:rsid="13a9bd4b" officeooo:paragraph-rsid="13a9bd4b" style:font-style-asian="italic" style:font-style-complex="italic"/>
    </style:style>
    <style:style style:name="P22" style:family="paragraph" style:parent-style-name="Text_20_body">
      <style:text-properties fo:font-style="italic" officeooo:rsid="13a9bd4b" officeooo:paragraph-rsid="14461ef7" style:font-style-asian="italic" style:font-style-complex="italic"/>
    </style:style>
    <style:style style:name="P23" style:family="paragraph" style:parent-style-name="Text_20_body">
      <style:text-properties fo:font-style="italic" officeooo:rsid="13ab0886" officeooo:paragraph-rsid="13ab0886" style:font-style-asian="italic" style:font-style-complex="italic"/>
    </style:style>
    <style:style style:name="P24" style:family="paragraph" style:parent-style-name="Text_20_body">
      <style:text-properties fo:font-style="italic" officeooo:rsid="13ac2ccb" officeooo:paragraph-rsid="13ac2ccb" style:font-style-asian="italic" style:font-style-complex="italic"/>
    </style:style>
    <style:style style:name="P25" style:family="paragraph" style:parent-style-name="Text_20_body">
      <style:text-properties fo:font-style="italic" officeooo:rsid="13af687a" officeooo:paragraph-rsid="13af687a" style:font-style-asian="italic" style:font-style-complex="italic"/>
    </style:style>
    <style:style style:name="P26" style:family="paragraph" style:parent-style-name="Text_20_body">
      <style:text-properties fo:font-style="italic" officeooo:rsid="13b3b842" officeooo:paragraph-rsid="13b3b842" style:font-style-asian="italic" style:font-style-complex="italic"/>
    </style:style>
    <style:style style:name="P27" style:family="paragraph" style:parent-style-name="Text_20_body">
      <style:text-properties fo:font-style="italic" officeooo:rsid="13b62d13" officeooo:paragraph-rsid="13b62d13" style:font-style-asian="italic" style:font-style-complex="italic"/>
    </style:style>
    <style:style style:name="P28" style:family="paragraph" style:parent-style-name="Text_20_body">
      <style:text-properties fo:font-style="italic" officeooo:rsid="13c8eab5" officeooo:paragraph-rsid="13c8eab5" style:font-style-asian="italic" style:font-style-complex="italic"/>
    </style:style>
    <style:style style:name="P29" style:family="paragraph" style:parent-style-name="Text_20_body">
      <style:text-properties fo:font-style="italic" officeooo:rsid="13df917d" officeooo:paragraph-rsid="13df917d" style:font-style-asian="italic" style:font-style-complex="italic"/>
    </style:style>
    <style:style style:name="P30" style:family="paragraph" style:parent-style-name="Text_20_body">
      <style:text-properties fo:font-style="italic" officeooo:rsid="1415aff7" officeooo:paragraph-rsid="1415aff7" style:font-style-asian="italic" style:font-style-complex="italic"/>
    </style:style>
    <style:style style:name="P31" style:family="paragraph" style:parent-style-name="Text_20_body">
      <style:text-properties fo:font-style="italic" officeooo:rsid="14200f9e" officeooo:paragraph-rsid="14200f9e" style:font-style-asian="italic" style:font-style-complex="italic"/>
    </style:style>
    <style:style style:name="P32" style:family="paragraph" style:parent-style-name="Text_20_body">
      <style:text-properties fo:font-style="italic" officeooo:rsid="14317859" officeooo:paragraph-rsid="14317859" style:font-style-asian="italic" style:font-style-complex="italic"/>
    </style:style>
    <style:style style:name="P33" style:family="paragraph" style:parent-style-name="Text_20_body">
      <style:text-properties fo:font-style="italic" officeooo:rsid="143681cc" officeooo:paragraph-rsid="143681cc" style:font-style-asian="italic" style:font-style-complex="italic"/>
    </style:style>
    <style:style style:name="P34" style:family="paragraph" style:parent-style-name="Text_20_body">
      <style:text-properties fo:font-style="italic" officeooo:rsid="1442782b" officeooo:paragraph-rsid="1442782b" style:font-style-asian="italic" style:font-style-complex="italic"/>
    </style:style>
    <style:style style:name="P35"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36" style:family="paragraph" style:parent-style-name="Text_20_body">
      <style:text-properties fo:font-style="normal" officeooo:rsid="13e84c22" officeooo:paragraph-rsid="13e84c22" style:font-style-asian="normal" style:font-style-complex="normal"/>
    </style:style>
    <style:style style:name="P37" style:family="paragraph" style:parent-style-name="Text_20_body">
      <style:text-properties fo:font-style="normal" officeooo:rsid="13e84c22" officeooo:paragraph-rsid="13f16f10" style:font-style-asian="normal" style:font-style-complex="normal"/>
    </style:style>
    <style:style style:name="P38" style:family="paragraph" style:parent-style-name="Text_20_body">
      <style:text-properties fo:font-style="normal" officeooo:rsid="13cae52e" officeooo:paragraph-rsid="13cae52e" style:font-style-asian="normal" style:font-style-complex="normal"/>
    </style:style>
    <style:style style:name="P39" style:family="paragraph" style:parent-style-name="Text_20_body">
      <style:text-properties fo:font-style="normal" officeooo:rsid="13fba4ae" officeooo:paragraph-rsid="13fba4ae" style:font-style-asian="normal" style:font-style-complex="normal"/>
    </style:style>
    <style:style style:name="P40"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1" style:family="paragraph" style:parent-style-name="Text_20_body">
      <style:text-properties officeooo:rsid="13b3b842" officeooo:paragraph-rsid="13b3b842"/>
    </style:style>
    <style:style style:name="P42" style:family="paragraph" style:parent-style-name="Text_20_body">
      <style:text-properties officeooo:rsid="13b7101e" officeooo:paragraph-rsid="13b7101e"/>
    </style:style>
    <style:style style:name="P43" style:family="paragraph" style:parent-style-name="Text_20_body">
      <style:text-properties officeooo:rsid="13bb9e30" officeooo:paragraph-rsid="13bb9e30"/>
    </style:style>
    <style:style style:name="P44" style:family="paragraph" style:parent-style-name="Text_20_body">
      <style:text-properties officeooo:rsid="13bf06bf" officeooo:paragraph-rsid="13bf06bf"/>
    </style:style>
    <style:style style:name="P45" style:family="paragraph" style:parent-style-name="Text_20_body">
      <style:text-properties officeooo:rsid="13c03a64" officeooo:paragraph-rsid="13c03a64"/>
    </style:style>
    <style:style style:name="P46" style:family="paragraph" style:parent-style-name="Text_20_body">
      <style:text-properties officeooo:rsid="13c76903" officeooo:paragraph-rsid="13c76903"/>
    </style:style>
    <style:style style:name="P47" style:family="paragraph" style:parent-style-name="Text_20_body">
      <style:text-properties officeooo:rsid="13c8eab5" officeooo:paragraph-rsid="13c8eab5"/>
    </style:style>
    <style:style style:name="P48" style:family="paragraph" style:parent-style-name="Text_20_body">
      <style:text-properties officeooo:rsid="13cbf0d8" officeooo:paragraph-rsid="13cbf0d8"/>
    </style:style>
    <style:style style:name="P49" style:family="paragraph" style:parent-style-name="Text_20_body">
      <style:text-properties officeooo:rsid="13d68edc" officeooo:paragraph-rsid="13d68edc"/>
    </style:style>
    <style:style style:name="P50" style:family="paragraph" style:parent-style-name="Text_20_body">
      <style:text-properties officeooo:rsid="13f89fce" officeooo:paragraph-rsid="13f89fce"/>
    </style:style>
    <style:style style:name="P51" style:family="paragraph" style:parent-style-name="Text_20_body">
      <style:text-properties officeooo:rsid="13fba4ae" officeooo:paragraph-rsid="13fba4ae"/>
    </style:style>
    <style:style style:name="P52" style:family="paragraph" style:parent-style-name="Text_20_body">
      <style:text-properties officeooo:rsid="1401b102" officeooo:paragraph-rsid="1401b102"/>
    </style:style>
    <style:style style:name="P53" style:family="paragraph" style:parent-style-name="Text_20_body">
      <style:text-properties style:text-line-through-style="none" style:text-line-through-type="none" officeooo:rsid="13ade463" officeooo:paragraph-rsid="13ade463"/>
    </style:style>
    <style:style style:name="P54"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5" style:family="paragraph" style:parent-style-name="Text_20_body">
      <style:text-properties style:text-line-through-style="none" style:text-line-through-type="none" officeooo:rsid="13b1257e" officeooo:paragraph-rsid="13b1257e"/>
    </style:style>
    <style:style style:name="P56" style:family="paragraph" style:parent-style-name="Text_20_body">
      <style:text-properties officeooo:rsid="141268c5" officeooo:paragraph-rsid="141268c5"/>
    </style:style>
    <style:style style:name="P57" style:family="paragraph" style:parent-style-name="Text_20_body">
      <style:text-properties officeooo:rsid="1416b74f" officeooo:paragraph-rsid="1416b74f"/>
    </style:style>
    <style:style style:name="P58" style:family="paragraph" style:parent-style-name="Text_20_body">
      <style:text-properties officeooo:rsid="141847e9" officeooo:paragraph-rsid="141847e9"/>
    </style:style>
    <style:style style:name="P59" style:family="paragraph" style:parent-style-name="Text_20_body">
      <style:text-properties officeooo:rsid="14200f9e" officeooo:paragraph-rsid="14200f9e"/>
    </style:style>
    <style:style style:name="P60" style:family="paragraph" style:parent-style-name="Text_20_body">
      <style:text-properties officeooo:rsid="14262703" officeooo:paragraph-rsid="14262703"/>
    </style:style>
    <style:style style:name="P61" style:family="paragraph" style:parent-style-name="Text_20_body">
      <style:text-properties officeooo:rsid="14311d8a" officeooo:paragraph-rsid="14311d8a"/>
    </style:style>
    <style:style style:name="P62" style:family="paragraph" style:parent-style-name="Text_20_body">
      <style:text-properties officeooo:rsid="14326e2f" officeooo:paragraph-rsid="14326e2f"/>
    </style:style>
    <style:style style:name="P63" style:family="paragraph" style:parent-style-name="Text_20_body">
      <style:text-properties officeooo:rsid="1437db6e" officeooo:paragraph-rsid="1437db6e"/>
    </style:style>
    <style:style style:name="P64" style:family="paragraph" style:parent-style-name="Text_20_body">
      <style:text-properties officeooo:rsid="13ba1dce" officeooo:paragraph-rsid="13ba1dce"/>
    </style:style>
    <style:style style:name="P65" style:family="paragraph" style:parent-style-name="Text_20_body">
      <style:text-properties officeooo:rsid="143d5925" officeooo:paragraph-rsid="143d5925"/>
    </style:style>
    <style:style style:name="P66" style:family="paragraph" style:parent-style-name="Text_20_body">
      <style:text-properties officeooo:rsid="1442782b" officeooo:paragraph-rsid="1442782b"/>
    </style:style>
    <style:style style:name="P67" style:family="paragraph" style:parent-style-name="Text_20_body">
      <style:text-properties officeooo:rsid="139138c3" officeooo:paragraph-rsid="14461ef7"/>
    </style:style>
    <style:style style:name="P68" style:family="paragraph" style:parent-style-name="Text_20_body">
      <style:text-properties officeooo:rsid="1446aa2f" officeooo:paragraph-rsid="1446aa2f"/>
    </style:style>
    <style:style style:name="P69" style:family="paragraph" style:parent-style-name="Text_20_body">
      <style:text-properties officeooo:rsid="13dfae71" officeooo:paragraph-rsid="142fd1fa"/>
    </style:style>
    <style:style style:name="P70" style:family="paragraph" style:parent-style-name="Text_20_body">
      <style:text-properties officeooo:rsid="145c7f4d" officeooo:paragraph-rsid="145c7f4d"/>
    </style:style>
    <style:style style:name="P71" style:family="paragraph" style:parent-style-name="Text_20_body">
      <style:text-properties officeooo:rsid="146b89cf" officeooo:paragraph-rsid="146b89cf"/>
    </style:style>
    <style:style style:name="P72" style:family="paragraph" style:parent-style-name="Text_20_body">
      <style:text-properties officeooo:rsid="146c7e30" officeooo:paragraph-rsid="146c7e30"/>
    </style:style>
    <style:style style:name="P73" style:family="paragraph" style:parent-style-name="Heading_20_4">
      <style:text-properties style:text-line-through-style="none" style:text-line-through-type="none" officeooo:rsid="13ade463" officeooo:paragraph-rsid="13ade463"/>
    </style:style>
    <style:style style:name="P74" style:family="paragraph" style:parent-style-name="Heading_20_4">
      <style:text-properties style:text-line-through-style="none" style:text-line-through-type="none" officeooo:rsid="1394389c" officeooo:paragraph-rsid="1394389c"/>
    </style:style>
    <style:style style:name="P75" style:family="paragraph" style:parent-style-name="Heading_20_4">
      <style:text-properties officeooo:paragraph-rsid="14461ef7"/>
    </style:style>
    <style:style style:name="P76" style:family="paragraph" style:parent-style-name="Heading_20_4">
      <style:text-properties style:text-line-through-style="solid" style:text-line-through-type="single"/>
    </style:style>
    <style:style style:name="P77" style:family="paragraph" style:parent-style-name="Heading_20_4">
      <style:text-properties officeooo:rsid="13b55240" officeooo:paragraph-rsid="13b55240"/>
    </style:style>
    <style:style style:name="P78" style:family="paragraph" style:parent-style-name="Heading_20_4">
      <style:text-properties officeooo:rsid="13b3b842" officeooo:paragraph-rsid="13b3b842"/>
    </style:style>
    <style:style style:name="P79" style:family="paragraph" style:parent-style-name="Heading_20_4">
      <style:text-properties officeooo:rsid="143681cc" officeooo:paragraph-rsid="143681cc"/>
    </style:style>
    <style:style style:name="P80" style:family="paragraph" style:parent-style-name="Heading_20_4">
      <style:text-properties officeooo:rsid="14317859" officeooo:paragraph-rsid="14317859"/>
    </style:style>
    <style:style style:name="P81" style:family="paragraph" style:parent-style-name="Heading_20_4">
      <style:text-properties officeooo:paragraph-rsid="13a63a28"/>
    </style:style>
    <style:style style:name="P82" style:family="paragraph" style:parent-style-name="Heading_20_4">
      <style:text-properties officeooo:paragraph-rsid="13e84c22"/>
    </style:style>
    <style:style style:name="P83" style:family="paragraph" style:parent-style-name="Heading_20_4">
      <style:text-properties officeooo:paragraph-rsid="13e98c97"/>
    </style:style>
    <style:style style:name="P84" style:family="paragraph" style:parent-style-name="Heading_20_4">
      <style:text-properties officeooo:paragraph-rsid="13ed3edc"/>
    </style:style>
    <style:style style:name="P85" style:family="paragraph" style:parent-style-name="Heading_20_3">
      <style:text-properties officeooo:paragraph-rsid="136e817c"/>
    </style:style>
    <style:style style:name="P86" style:family="paragraph" style:parent-style-name="Heading_20_3">
      <style:text-properties officeooo:rsid="1394389c" officeooo:paragraph-rsid="1394389c"/>
    </style:style>
    <style:style style:name="P87" style:family="paragraph" style:parent-style-name="Heading_20_3">
      <style:text-properties officeooo:rsid="1390193e" officeooo:paragraph-rsid="1390193e"/>
    </style:style>
    <style:style style:name="P88" style:family="paragraph" style:parent-style-name="Heading_20_3">
      <style:text-properties officeooo:rsid="1390193e" officeooo:paragraph-rsid="14461ef7"/>
    </style:style>
    <style:style style:name="P89" style:family="paragraph" style:parent-style-name="Heading_20_3">
      <style:text-properties officeooo:paragraph-rsid="138abef6"/>
    </style:style>
    <style:style style:name="P90" style:family="paragraph" style:parent-style-name="Heading_20_3">
      <style:text-properties officeooo:rsid="138abef6" officeooo:paragraph-rsid="138abef6"/>
    </style:style>
    <style:style style:name="P91" style:family="paragraph" style:parent-style-name="Heading_20_3">
      <style:text-properties officeooo:paragraph-rsid="13a63a28"/>
    </style:style>
    <style:style style:name="P92" style:family="paragraph" style:parent-style-name="Heading_20_3">
      <style:text-properties officeooo:rsid="145bc836" officeooo:paragraph-rsid="145bc836"/>
    </style:style>
    <style:style style:name="P93" style:family="paragraph" style:parent-style-name="Heading_20_3">
      <style:text-properties fo:font-style="normal" officeooo:rsid="1416b74f" officeooo:paragraph-rsid="1416b74f" style:font-style-asian="normal" style:font-style-complex="normal"/>
    </style:style>
    <style:style style:name="P94" style:family="paragraph" style:parent-style-name="Heading_20_2" style:master-page-name="Standard">
      <style:paragraph-properties style:page-number="auto"/>
    </style:style>
    <style:style style:name="P95" style:family="paragraph" style:parent-style-name="Heading_20_1">
      <style:text-properties officeooo:rsid="0d85039b" officeooo:paragraph-rsid="136e817c"/>
    </style:style>
    <style:style style:name="P96" style:family="paragraph" style:parent-style-name="Heading_20_1">
      <style:text-properties officeooo:rsid="13823753" officeooo:paragraph-rsid="13bb4c37"/>
    </style:style>
    <style:style style:name="P97" style:family="paragraph" style:parent-style-name="Text_20_body" style:list-style-name="L1">
      <style:text-properties officeooo:rsid="0d85039b" officeooo:paragraph-rsid="136e817c"/>
    </style:style>
    <style:style style:name="P98" style:family="paragraph" style:parent-style-name="Text_20_body" style:list-style-name="L2">
      <style:text-properties officeooo:rsid="136fef2d" officeooo:paragraph-rsid="136fef2d"/>
    </style:style>
    <style:style style:name="P99" style:family="paragraph" style:parent-style-name="Text_20_body" style:list-style-name="L3">
      <style:text-properties fo:font-style="normal" officeooo:rsid="139b70f1" officeooo:paragraph-rsid="139b70f1" style:font-style-asian="normal" style:font-style-complex="normal"/>
    </style:style>
    <style:style style:name="P100" style:family="paragraph" style:parent-style-name="Text_20_body" style:list-style-name="L9">
      <style:text-properties fo:font-style="normal" officeooo:rsid="13f27363" officeooo:paragraph-rsid="13e5985b" style:font-style-asian="normal" style:font-style-complex="normal"/>
    </style:style>
    <style:style style:name="P101" style:family="paragraph" style:parent-style-name="Text_20_body" style:list-style-name="L9">
      <style:text-properties fo:font-style="normal" officeooo:rsid="13f27363" officeooo:paragraph-rsid="13f27363" style:font-style-asian="normal" style:font-style-complex="normal"/>
    </style:style>
    <style:style style:name="P102" style:family="paragraph" style:parent-style-name="Text_20_body" style:list-style-name="L4">
      <style:text-properties officeooo:rsid="13b8b5ec" officeooo:paragraph-rsid="13b8b5ec"/>
    </style:style>
    <style:style style:name="P103" style:family="paragraph" style:parent-style-name="Text_20_body" style:list-style-name="L5">
      <style:text-properties officeooo:rsid="13b8b5ec" officeooo:paragraph-rsid="13b8b5ec"/>
    </style:style>
    <style:style style:name="P104" style:family="paragraph" style:parent-style-name="Text_20_body" style:list-style-name="L4">
      <style:text-properties officeooo:rsid="13b90df9" officeooo:paragraph-rsid="13b90df9"/>
    </style:style>
    <style:style style:name="P105" style:family="paragraph" style:parent-style-name="Text_20_body" style:list-style-name="L6">
      <style:text-properties officeooo:rsid="13c31541" officeooo:paragraph-rsid="13c31541"/>
    </style:style>
    <style:style style:name="P106" style:family="paragraph" style:parent-style-name="Text_20_body" style:list-style-name="L6">
      <style:text-properties officeooo:rsid="13c40336" officeooo:paragraph-rsid="13c40336"/>
    </style:style>
    <style:style style:name="P107" style:family="paragraph" style:parent-style-name="Text_20_body" style:list-style-name="L7">
      <style:text-properties officeooo:rsid="13bf06bf" officeooo:paragraph-rsid="13bf06bf"/>
    </style:style>
    <style:style style:name="P108" style:family="paragraph" style:parent-style-name="Text_20_body" style:list-style-name="L7">
      <style:text-properties officeooo:rsid="13bf8e7e" officeooo:paragraph-rsid="13bf8e7e"/>
    </style:style>
    <style:style style:name="P109" style:family="paragraph" style:parent-style-name="Text_20_body" style:list-style-name="L8">
      <style:text-properties officeooo:rsid="13bb9e30" officeooo:paragraph-rsid="13bb9e30"/>
    </style:style>
    <style:style style:name="P110" style:family="paragraph" style:parent-style-name="Text_20_body" style:list-style-name="L8">
      <style:text-properties officeooo:rsid="13bcdf10" officeooo:paragraph-rsid="13bcdf10"/>
    </style:style>
    <style:style style:name="P111" style:family="paragraph" style:parent-style-name="Text_20_body" style:list-style-name="L9">
      <style:text-properties officeooo:rsid="13f27363" officeooo:paragraph-rsid="13f27363"/>
    </style:style>
    <style:style style:name="P112" style:family="paragraph" style:parent-style-name="Text_20_body" style:list-style-name="L10">
      <style:text-properties officeooo:paragraph-rsid="13cbf0d8"/>
    </style:style>
    <style:style style:name="P113" style:family="paragraph" style:parent-style-name="Text_20_body" style:list-style-name="L10">
      <style:text-properties officeooo:rsid="13cbf0d8" officeooo:paragraph-rsid="13cbf0d8"/>
    </style:style>
    <style:style style:name="P114" style:family="paragraph" style:parent-style-name="Text_20_body" style:list-style-name="L10">
      <style:text-properties officeooo:rsid="13d19125" officeooo:paragraph-rsid="13d19125"/>
    </style:style>
    <style:style style:name="P115" style:family="paragraph" style:parent-style-name="Text_20_body" style:list-style-name="L11">
      <style:text-properties officeooo:rsid="14031444" officeooo:paragraph-rsid="14031444"/>
    </style:style>
    <style:style style:name="P116" style:family="paragraph" style:parent-style-name="Text_20_body">
      <style:text-properties fo:language="cs" fo:country="CZ" officeooo:rsid="14628376" officeooo:paragraph-rsid="14628376"/>
    </style:style>
    <style:style style:name="P117" style:family="paragraph" style:parent-style-name="Text_20_body">
      <style:text-properties fo:language="cs" fo:country="CZ" officeooo:rsid="146fd3ec" officeooo:paragraph-rsid="146fd3ec"/>
    </style:style>
    <style:style style:name="P118" style:family="paragraph" style:parent-style-name="Text_20_body">
      <style:text-properties officeooo:rsid="1b5deb21" officeooo:paragraph-rsid="1470fa68"/>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font-style="italic" style:font-style-asian="italic" style:font-style-complex="italic"/>
    </style:style>
    <style:style style:name="T6" style:family="text">
      <style:text-properties fo:font-style="italic" officeooo:rsid="1382a0ae" style:font-style-asian="italic" style:font-style-complex="italic"/>
    </style:style>
    <style:style style:name="T7" style:family="text">
      <style:text-properties fo:font-style="italic" officeooo:rsid="13eb767d" style:font-style-asian="italic" style:font-style-complex="italic"/>
    </style:style>
    <style:style style:name="T8" style:family="text">
      <style:text-properties fo:font-style="italic" officeooo:rsid="141098ec" style:font-style-asian="italic" style:font-style-complex="italic"/>
    </style:style>
    <style:style style:name="T9" style:family="text">
      <style:text-properties fo:font-style="italic" officeooo:rsid="13af2e8e"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44f800e" style:font-style-asian="italic" style:font-style-complex="italic"/>
    </style:style>
    <style:style style:name="T12" style:family="text">
      <style:text-properties fo:font-style="italic" officeooo:rsid="1451c7ed" style:font-style-asian="italic" style:font-style-complex="italic"/>
    </style:style>
    <style:style style:name="T13" style:family="text">
      <style:text-properties fo:font-style="italic" officeooo:rsid="14556d9d" style:font-style-asian="italic" style:font-style-complex="italic"/>
    </style:style>
    <style:style style:name="T14" style:family="text">
      <style:text-properties fo:font-style="italic" officeooo:rsid="13839b66" style:font-style-asian="italic" style:font-style-complex="italic"/>
    </style:style>
    <style:style style:name="T15" style:family="text">
      <style:text-properties fo:font-style="italic" officeooo:rsid="1385257c" style:font-style-asian="italic" style:font-style-complex="italic"/>
    </style:style>
    <style:style style:name="T16" style:family="text">
      <style:text-properties fo:font-style="italic" officeooo:rsid="1394389c" style:font-style-asian="italic" style:font-style-complex="italic"/>
    </style:style>
    <style:style style:name="T17" style:family="text">
      <style:text-properties fo:font-style="italic" officeooo:rsid="13dd3ecd" style:font-style-asian="italic" style:font-style-complex="italic"/>
    </style:style>
    <style:style style:name="T18" style:family="text">
      <style:text-properties fo:font-style="italic" officeooo:rsid="13deb7e1" style:font-style-asian="italic" style:font-style-complex="italic"/>
    </style:style>
    <style:style style:name="T19" style:family="text">
      <style:text-properties fo:font-style="italic" officeooo:rsid="140bef0d" style:font-style-asian="italic" style:font-style-complex="italic"/>
    </style:style>
    <style:style style:name="T20" style:family="text">
      <style:text-properties fo:font-style="italic" officeooo:rsid="1428a94b" style:font-style-asian="italic" style:font-style-complex="italic"/>
    </style:style>
    <style:style style:name="T21" style:family="text">
      <style:text-properties fo:font-style="italic" officeooo:rsid="142b2ff9" style:font-style-asian="italic" style:font-style-complex="italic"/>
    </style:style>
    <style:style style:name="T22" style:family="text">
      <style:text-properties fo:font-style="italic" officeooo:rsid="142fd1fa" style:font-style-asian="italic" style:font-style-complex="italic"/>
    </style:style>
    <style:style style:name="T23" style:family="text">
      <style:text-properties officeooo:rsid="136fef2d"/>
    </style:style>
    <style:style style:name="T24" style:family="text">
      <style:text-properties officeooo:rsid="1372f038"/>
    </style:style>
    <style:style style:name="T25" style:family="text">
      <style:text-properties officeooo:rsid="1375be7c"/>
    </style:style>
    <style:style style:name="T26" style:family="text">
      <style:text-properties officeooo:rsid="1379199d"/>
    </style:style>
    <style:style style:name="T27" style:family="text">
      <style:text-properties officeooo:rsid="137c083e"/>
    </style:style>
    <style:style style:name="T28" style:family="text">
      <style:text-properties officeooo:rsid="1380d7ab"/>
    </style:style>
    <style:style style:name="T29" style:family="text">
      <style:text-properties officeooo:rsid="1382a0ae"/>
    </style:style>
    <style:style style:name="T30" style:family="text">
      <style:text-properties fo:font-style="normal" style:font-style-asian="normal" style:font-style-complex="normal"/>
    </style:style>
    <style:style style:name="T31" style:family="text">
      <style:text-properties fo:font-style="normal" officeooo:rsid="1382a0ae" style:font-style-asian="normal" style:font-style-complex="normal"/>
    </style:style>
    <style:style style:name="T32" style:family="text">
      <style:text-properties fo:font-style="normal" officeooo:rsid="141098ec" style:font-style-asian="normal" style:font-style-complex="normal"/>
    </style:style>
    <style:style style:name="T33" style:family="text">
      <style:text-properties fo:font-style="normal" officeooo:rsid="13eab827" style:font-style-asian="normal" style:font-style-complex="normal"/>
    </style:style>
    <style:style style:name="T34" style:family="text">
      <style:text-properties fo:font-style="normal" officeooo:rsid="13839b66" style:font-style-asian="normal" style:font-style-complex="normal"/>
    </style:style>
    <style:style style:name="T35" style:family="text">
      <style:text-properties fo:font-style="normal" officeooo:rsid="1387105c" style:font-style-asian="normal" style:font-style-complex="normal"/>
    </style:style>
    <style:style style:name="T36" style:family="text">
      <style:text-properties fo:font-style="normal" officeooo:rsid="13e73598" style:font-style-asian="normal" style:font-style-complex="normal"/>
    </style:style>
    <style:style style:name="T37" style:family="text">
      <style:text-properties fo:font-style="normal" officeooo:rsid="0d7362c4" style:font-style-asian="normal" style:font-style-complex="normal"/>
    </style:style>
    <style:style style:name="T38" style:family="text">
      <style:text-properties fo:font-style="normal" officeooo:rsid="1394389c" style:font-style-asian="normal" style:font-style-complex="normal"/>
    </style:style>
    <style:style style:name="T39" style:family="text">
      <style:text-properties fo:font-style="normal" officeooo:rsid="13980836" style:font-style-asian="normal" style:font-style-complex="normal"/>
    </style:style>
    <style:style style:name="T40" style:family="text">
      <style:text-properties fo:font-style="normal" officeooo:rsid="139a6b80" style:font-style-asian="normal" style:font-style-complex="normal"/>
    </style:style>
    <style:style style:name="T41" style:family="text">
      <style:text-properties fo:font-style="normal" officeooo:rsid="139b0720" style:font-style-asian="normal" style:font-style-complex="normal"/>
    </style:style>
    <style:style style:name="T42" style:family="text">
      <style:text-properties fo:font-style="normal" officeooo:rsid="139ebae3" style:font-style-asian="normal" style:font-style-complex="normal"/>
    </style:style>
    <style:style style:name="T43" style:family="text">
      <style:text-properties fo:font-style="normal" officeooo:rsid="13bb4c37" style:font-style-asian="normal" style:font-style-complex="normal"/>
    </style:style>
    <style:style style:name="T44" style:family="text">
      <style:text-properties fo:font-style="normal" officeooo:rsid="13dd3ecd" style:font-style-asian="normal" style:font-style-complex="normal"/>
    </style:style>
    <style:style style:name="T45" style:family="text">
      <style:text-properties fo:font-style="normal" officeooo:rsid="13f337a4" style:font-style-asian="normal" style:font-style-complex="normal"/>
    </style:style>
    <style:style style:name="T46" style:family="text">
      <style:text-properties fo:font-style="normal" officeooo:rsid="13f3ea85" style:font-style-asian="normal" style:font-style-complex="normal"/>
    </style:style>
    <style:style style:name="T47" style:family="text">
      <style:text-properties fo:font-style="normal" officeooo:rsid="13f8a4d3" style:font-style-asian="normal" style:font-style-complex="normal"/>
    </style:style>
    <style:style style:name="T48" style:family="text">
      <style:text-properties fo:font-style="normal" officeooo:rsid="13f9edd0" style:font-style-asian="normal" style:font-style-complex="normal"/>
    </style:style>
    <style:style style:name="T49" style:family="text">
      <style:text-properties fo:font-style="normal" officeooo:rsid="141268c5" style:font-style-asian="normal" style:font-style-complex="normal"/>
    </style:style>
    <style:style style:name="T50" style:family="text">
      <style:text-properties fo:font-style="normal" officeooo:rsid="14183bba" style:font-style-asian="normal" style:font-style-complex="normal"/>
    </style:style>
    <style:style style:name="T51" style:family="text">
      <style:text-properties fo:font-style="normal" officeooo:rsid="13eb767d" style:font-style-asian="normal" style:font-style-complex="normal"/>
    </style:style>
    <style:style style:name="T52" style:family="text">
      <style:text-properties fo:font-style="normal" officeooo:rsid="142fd1fa" style:font-style-asian="normal" style:font-style-complex="normal"/>
    </style:style>
    <style:style style:name="T53" style:family="text">
      <style:text-properties fo:font-style="normal" officeooo:rsid="145bc836" style:font-style-asian="normal" style:font-style-complex="normal"/>
    </style:style>
    <style:style style:name="T54" style:family="text">
      <style:text-properties fo:font-style="normal" officeooo:rsid="145fdffa" style:font-style-asian="normal" style:font-style-complex="normal"/>
    </style:style>
    <style:style style:name="T55" style:family="text">
      <style:text-properties officeooo:rsid="138abef6"/>
    </style:style>
    <style:style style:name="T56" style:family="text">
      <style:text-properties officeooo:rsid="138eb15a"/>
    </style:style>
    <style:style style:name="T57" style:family="text">
      <style:text-properties officeooo:rsid="138ed14b"/>
    </style:style>
    <style:style style:name="T58" style:family="text">
      <style:text-properties officeooo:rsid="13a18d66"/>
    </style:style>
    <style:style style:name="T59" style:family="text">
      <style:text-properties officeooo:rsid="13a63a28"/>
    </style:style>
    <style:style style:name="T60" style:family="text">
      <style:text-properties style:text-line-through-style="none" style:text-line-through-type="none"/>
    </style:style>
    <style:style style:name="T61" style:family="text">
      <style:text-properties style:text-line-through-style="none" style:text-line-through-type="none" officeooo:rsid="1394389c"/>
    </style:style>
    <style:style style:name="T62" style:family="text">
      <style:text-properties style:text-line-through-style="none" style:text-line-through-type="none" officeooo:rsid="13ade463"/>
    </style:style>
    <style:style style:name="T63" style:family="text">
      <style:text-properties officeooo:rsid="13be92c6"/>
    </style:style>
    <style:style style:name="T64" style:family="text">
      <style:text-properties officeooo:rsid="13c16fe9"/>
    </style:style>
    <style:style style:name="T65" style:family="text">
      <style:text-properties officeooo:rsid="13c2f26a"/>
    </style:style>
    <style:style style:name="T66" style:family="text">
      <style:text-properties officeooo:rsid="13c322ae"/>
    </style:style>
    <style:style style:name="T67" style:family="text">
      <style:text-properties officeooo:rsid="13c38c9b"/>
    </style:style>
    <style:style style:name="T68" style:family="text">
      <style:text-properties officeooo:rsid="13c5f5a0"/>
    </style:style>
    <style:style style:name="T69" style:family="text">
      <style:text-properties officeooo:rsid="13c7173e"/>
    </style:style>
    <style:style style:name="T70" style:family="text">
      <style:text-properties officeooo:rsid="13d08239"/>
    </style:style>
    <style:style style:name="T71" style:family="text">
      <style:text-properties officeooo:rsid="13d19125"/>
    </style:style>
    <style:style style:name="T72" style:family="text">
      <style:text-properties officeooo:rsid="13d31ac5"/>
    </style:style>
    <style:style style:name="T73" style:family="text">
      <style:text-properties officeooo:rsid="13d3255b"/>
    </style:style>
    <style:style style:name="T74" style:family="text">
      <style:text-properties officeooo:rsid="13d382bc"/>
    </style:style>
    <style:style style:name="T75" style:family="text">
      <style:text-properties officeooo:rsid="13d4b52f"/>
    </style:style>
    <style:style style:name="T76" style:family="text">
      <style:text-properties officeooo:rsid="13d5513e"/>
    </style:style>
    <style:style style:name="T77" style:family="text">
      <style:text-properties officeooo:rsid="13d68edc"/>
    </style:style>
    <style:style style:name="T78" style:family="text">
      <style:text-properties officeooo:rsid="13dd3ecd"/>
    </style:style>
    <style:style style:name="T79" style:family="text">
      <style:text-properties officeooo:rsid="13e0d6aa"/>
    </style:style>
    <style:style style:name="T80" style:family="text">
      <style:text-properties officeooo:rsid="13e84c22"/>
    </style:style>
    <style:style style:name="T81" style:family="text">
      <style:text-properties officeooo:rsid="13e98c97"/>
    </style:style>
    <style:style style:name="T82" style:family="text">
      <style:text-properties officeooo:rsid="13ec2338"/>
    </style:style>
    <style:style style:name="T83" style:family="text">
      <style:text-properties officeooo:rsid="13ed3edc"/>
    </style:style>
    <style:style style:name="T84" style:family="text">
      <style:text-properties officeooo:rsid="13ee6989"/>
    </style:style>
    <style:style style:name="T85" style:family="text">
      <style:text-properties officeooo:rsid="13f00af9"/>
    </style:style>
    <style:style style:name="T86" style:family="text">
      <style:text-properties officeooo:rsid="13f16f10"/>
    </style:style>
    <style:style style:name="T87" style:family="text">
      <style:text-properties officeooo:rsid="13fdb51d"/>
    </style:style>
    <style:style style:name="T88" style:family="text">
      <style:text-properties officeooo:rsid="14049dbf"/>
    </style:style>
    <style:style style:name="T89" style:family="text">
      <style:text-properties officeooo:rsid="1409b261"/>
    </style:style>
    <style:style style:name="T90" style:family="text">
      <style:text-properties officeooo:rsid="140bef0d"/>
    </style:style>
    <style:style style:name="T91" style:family="text">
      <style:text-properties officeooo:rsid="1414a8fb"/>
    </style:style>
    <style:style style:name="T92" style:family="text">
      <style:text-properties officeooo:rsid="1419996b"/>
    </style:style>
    <style:style style:name="T93" style:family="text">
      <style:text-properties officeooo:rsid="141a7ca0"/>
    </style:style>
    <style:style style:name="T94" style:family="text">
      <style:text-properties officeooo:rsid="141c4d9a"/>
    </style:style>
    <style:style style:name="T95" style:family="text">
      <style:text-properties officeooo:rsid="1420d6bc"/>
    </style:style>
    <style:style style:name="T96" style:family="text">
      <style:text-properties officeooo:rsid="1422b389"/>
    </style:style>
    <style:style style:name="T97" style:family="text">
      <style:text-properties officeooo:rsid="142473f8"/>
    </style:style>
    <style:style style:name="T98" style:family="text">
      <style:text-properties officeooo:rsid="14262703"/>
    </style:style>
    <style:style style:name="T99" style:family="text">
      <style:text-properties officeooo:rsid="142694fa"/>
    </style:style>
    <style:style style:name="T100" style:family="text">
      <style:text-properties officeooo:rsid="142746dc"/>
    </style:style>
    <style:style style:name="T101" style:family="text">
      <style:text-properties officeooo:rsid="1428a94b"/>
    </style:style>
    <style:style style:name="T102" style:family="text">
      <style:text-properties officeooo:rsid="142b2ff9"/>
    </style:style>
    <style:style style:name="T103" style:family="text">
      <style:text-properties officeooo:rsid="1434e34d"/>
    </style:style>
    <style:style style:name="T104" style:family="text">
      <style:text-properties officeooo:rsid="1435f7b8"/>
    </style:style>
    <style:style style:name="T105" style:family="text">
      <style:text-properties officeooo:rsid="143816f3"/>
    </style:style>
    <style:style style:name="T106" style:family="text">
      <style:text-properties officeooo:rsid="143fb12d"/>
    </style:style>
    <style:style style:name="T107" style:family="text">
      <style:text-properties officeooo:rsid="14414878"/>
    </style:style>
    <style:style style:name="T108" style:family="text">
      <style:text-properties officeooo:rsid="1446160b"/>
    </style:style>
    <style:style style:name="T109" style:family="text">
      <style:text-properties officeooo:rsid="14488a14"/>
    </style:style>
    <style:style style:name="T110" style:family="text">
      <style:text-properties officeooo:rsid="1448e4f7"/>
    </style:style>
    <style:style style:name="T111" style:family="text">
      <style:text-properties officeooo:rsid="13eab827"/>
    </style:style>
    <style:style style:name="T112" style:family="text">
      <style:text-properties officeooo:rsid="144dff00"/>
    </style:style>
    <style:style style:name="T113" style:family="text">
      <style:text-properties officeooo:rsid="144eea22"/>
    </style:style>
    <style:style style:name="T114" style:family="text">
      <style:text-properties officeooo:rsid="14509d75"/>
    </style:style>
    <style:style style:name="T115" style:family="text">
      <style:text-properties officeooo:rsid="1457643e"/>
    </style:style>
    <style:style style:name="T116" style:family="text">
      <style:text-properties officeooo:rsid="14582212"/>
    </style:style>
    <style:style style:name="T117" style:family="text">
      <style:text-properties officeooo:rsid="1459fc25"/>
    </style:style>
    <style:style style:name="T118" style:family="text">
      <style:text-properties officeooo:rsid="1461c2a0"/>
    </style:style>
    <style:style style:name="T119" style:family="text">
      <style:text-properties officeooo:rsid="1463e25c"/>
    </style:style>
    <style:style style:name="T120" style:family="text">
      <style:text-properties officeooo:rsid="1465280f"/>
    </style:style>
    <style:style style:name="T121" style:family="text">
      <style:text-properties officeooo:rsid="14660645"/>
    </style:style>
    <style:style style:name="T122" style:family="text">
      <style:text-properties officeooo:rsid="146a70dd"/>
    </style:style>
    <style:style style:name="T123" style:family="text">
      <style:text-properties officeooo:rsid="1b5deb21"/>
    </style:style>
    <style:style style:name="T124" style:family="text">
      <style:text-properties officeooo:rsid="147233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2">Druhy karet/itemů</text:h>
      <text:p text:style-name="P71">Kouzlo</text:p>
      <text:p text:style-name="P72">Rituál</text:p>
      <text:p text:style-name="P71">Očarování<text:line-break/>(recept)</text:p>
      <text:p text:style-name="P71">Magický předmět</text:p>
      <text:p text:style-name="P71">Lektvar</text:p>
      <text:p text:style-name="P71"/>
      <text:h text:style-name="P95"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857997078" text:style-name="L1">
        <text:list-item>
          <text:p text:style-name="P97">stane se něco jinýho (silnějšího?)</text:p>
        </text:list-item>
        <text:list-item>
          <text:p text:style-name="P97">Přibude na kostce další možnost (původně se něco dělo jen na 4, teď to bude i na 3).</text:p>
        </text:list-item>
        <text:list-item>
          <text:p text:style-name="P97">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3">Formule může být přímo napsána na předmětu, ale taky nemusí. Může být třeba jinde v dungeonu, a podobně.</text:span></text:p>
      <text:p text:style-name="P9">/* Q: Vypíše identifikace všechny aktivační formule předmětu? */</text:p>
      <text:list xml:id="list3610431406" text:style-name="L2">
        <text:list-item>
          <text:p text:style-name="P98">Formuli musí vyslovit ten, kdo má předmět připoutaný, jinak nefunguje.</text:p>
        </text:list-item>
      </text:list>
      <text:h text:style-name="Heading_20_3" text:outline-level="3">Nabíjení předmětů</text:h>
      <text:p text:style-name="P7">Například zraním duší a tak.</text:p>
      <text:p text:style-name="P7">- asi by se to mělo dělat vyslovením aktivační formule za určitých podmínek.</text:p>
      <text:p text:style-name="P8"><text:soft-page-break/>- jinou formulí se pak schopnost aktivuje (spotřebuje N chargí).</text:p>
      <text:p text:style-name="P8">/* <text:span text:style-name="T25">Je to formule, takže se dá aktivace provést spolu s jinou činností, třeba s útokem.</text:span> */</text:p>
      <text:h text:style-name="P85" text:outline-level="3">Svitky</text:h>
      <text:p text:style-name="P3">Svitky s kouzlem vždy obsahují <text:span text:style-name="T5">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85"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3">Zopakuju ideu z kouzel: upgradovací recepty jako na Brutusu. Něco se musí poshánět, někde se ten upgrade musí udělat. Je taky potřeba mít svitek s receptem (ten se u toho spotřebuje), nestačí vědět, jak se to dělá.</text:p>
      <text:p text:style-name="P13">- <text:span text:style-name="T28">nějakej jednoduchej upgradovací recept (v rámci dungeonu) by asi mohl bejt už v prvním dobrodružství.</text:span></text:p>
      <text:h text:style-name="Heading_20_2" text:outline-level="2"><text:soft-page-break/>Velikosti předmětů</text:h>
      <text:p text:style-name="P46">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86" text:outline-level="3">Runy</text:h>
      <text:h text:style-name="P73" text:outline-level="4">Runa světla</text:h>
      <text:p text:style-name="P25"><text:span text:style-name="T62">D</text:span><text:span text:style-name="T60">uše</text:span></text:p>
      <text:p text:style-name="P53">Svítí jako lucerna.</text:p>
      <text:h text:style-name="Heading_20_4" text:outline-level="4">Runa stínu</text:h>
      <text:p text:style-name="P54">Duše</text:p>
      <text:p text:style-name="P55">Na oblast, kterou by osvítila lucerna, padne stín. Nejhlubší je uprostřed.</text:p>
      <text:h text:style-name="P74" text:outline-level="4">Teleportační runa</text:h>
      <text:p text:style-name="P23"><text:span text:style-name="T61">D</text:span><text:span text:style-name="T60">uše</text:span></text:p>
      <text:p text:style-name="P19">Malá kamenná tabulka s vyrytou runou.</text:p>
      <text:p text:style-name="Example">/* <text:span text:style-name="T58">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18"><text:span text:style-name="T36">K</text:span><text:span text:style-name="T38">dyž máš tuto runu připoutanou a </text:span><text:span text:style-name="T40">nahlas ji</text:span><text:span text:style-name="T38"> vyslovíš, pře</text:span><text:span text:style-name="T40">místíš se k ní spolu se vším, co neseš. </text:span><text:span text:style-name="T38">Runu při tom nemusíš vidět, musí od tebe ale být nejvýše v dlouhé vzdálenosti</text:span><text:span text:style-name="T37">. </text:span><text:span text:style-name="T38">Platí </text:span><text:span text:style-name="T42">všechny</text:span><text:span text:style-name="T40"> </text:span><text:span text:style-name="T38">podmínky u</text:span><text:span text:style-name="T40">vedené u</text:span><text:span text:style-name="T38"> kouzla </text:span><text:span text:style-name="T16">Hyperprostor</text:span><text:span text:style-name="T38">, </text:span><text:span text:style-name="T41">musíš se</text:span><text:span text:style-name="T38"> tedy například k runě vejít a musí ho to </text:span><text:span text:style-name="T39">tam</text:span><text:span text:style-name="T38"> unést.</text:span></text:p>
      <text:list xml:id="list815901622" text:style-name="L3">
        <text:list-item>
          <text:p text:style-name="P99"><text:soft-page-break/>Připoutanou runu můžeš také někam hodit nebo jinak dopravit a pak se k ní přemístit.</text:p>
        </text:list-item>
      </text:list>
      <text:h text:style-name="P87" text:outline-level="3">Prsteny</text:h>
      <text:h text:style-name="P88" text:outline-level="3">Amulety</text:h>
      <text:h text:style-name="P75" text:outline-level="4">Amulet vodního dechu</text:h>
      <text:p text:style-name="P22">Finesa</text:p>
      <text:p text:style-name="P67">Umožňuje dýchat pod vodou.</text:p>
      <text:h text:style-name="Heading_20_4" text:outline-level="4">Amulet orkské podoby</text:h>
      <text:p text:style-name="P68">S tímto amuletem budeš vypadat jako ork. Tvé oblečení a vybavení změní vzhled, ale ne <text:span text:style-name="T109">druh</text:span> – <text:span text:style-name="T109">elfský </text:span>meč bude <text:span text:style-name="T109">například</text:span> vypadat jako ork<text:span text:style-name="T110">ský</text:span> meč. <text:span text:style-name="T109">Dokud iluze trvá, odložené předměty zachovávají svou podobu.</text:span></text:p>
      <text:h text:style-name="Heading_20_3" text:outline-level="3">Hůlky</text:h>
      <text:h text:style-name="Heading_20_4" text:outline-level="4">Hůlka ohně</text:h>
      <text:p text:style-name="P21">Duše</text:p>
      <text:p text:style-name="P14">Hlavici této hůlky tvoří středně velký rubín, tlumeně žhnoucí vnitřním světlem. Je na ní vyryt nápis staroelfskými runami: <text:span text:style-name="T6">Ohnivá šipka</text:span><text:span text:style-name="T31">.</text:span></text:p>
      <text:p text:style-name="P69"><text:span text:style-name="T15">Opakovatelné kouzlo (6b)</text:span><text:span text:style-name="T7"><text:line-break/></text:span><text:span text:style-name="T22">Hod</text:span><text:span text:style-name="T9">: </text:span><text:span text:style-name="T14">1</text:span><text:span text:style-name="T7">/</text:span><text:span text:style-name="T10">1k</text:span><text:span text:style-name="T14">2</text:span><text:span text:style-name="T34"> </text:span><text:span text:style-name="T51">proti </text:span><text:span text:style-name="T32">Finese </text:span><text:span text:style-name="T52">(oheň)</text:span><text:span text:style-name="T8"> </text:span><text:span text:style-name="T11">(</text:span><text:span text:style-name="T14">3</text:span><text:span text:style-name="T12">b</text:span><text:span text:style-name="T11">/</text:span><text:span text:style-name="T14">6</text:span><text:span text:style-name="T11">b</text:span><text:span text:style-name="T13">)</text:span><text:span text:style-name="T6"><text:line-break/>Dosah:</text:span><text:span text:style-name="T31"> </text:span><text:span text:style-name="T34">krátký</text:span><text:span text:style-name="T32"> (</text:span><text:span text:style-name="T34">1</text:span><text:span text:style-name="T32">b)</text:span><text:span text:style-name="T31"><text:line-break/></text:span><text:span text:style-name="T6">Rozsah:</text:span><text:span text:style-name="T31"> 1 </text:span><text:span text:style-name="T33">cíl (0b)</text:span></text:p>
      <text:h text:style-name="Heading_20_4" text:outline-level="4"><text:soft-page-break/>Hůlka iluzorní zdi</text:h>
      <text:p text:style-name="P10"><text:span text:style-name="T111">T</text:span>am, kde <text:span text:style-name="T113">touto</text:span> <text:span text:style-name="T112">hůlkou</text:span> po vyslovení kouzelné formule uděláš pomyslnou čáru, bude stát iluzorní zeď. Její délka<text:span text:style-name="T111"> nepřesáhne krátkou vzdálenost. </text:span>Její vzhled bude sedět<text:span text:style-name="T111"> k okolí: Když například uděláš čáru napříč chodbou, bude to vypadat, jako když tam chodba končí.</text:span></text:p>
      <text:h text:style-name="Heading_20_4" text:outline-level="4">Hůlka projekce obrazu</text:h>
      <text:p text:style-name="P11"><text:span text:style-name="T5">Dosah:</text:span> střední</text:p>
      <text:p text:style-name="P11">Po vyslovení <text:span text:style-name="T114">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118"><text:span text:style-name="T124">Připoutaná má střední dostřel a nepočítá si postih za vzdálenost. Vždycky také víš, kterým směrem se nachází, takže ji snadno dokážeš najít.</text:span></text:p>
      <text:h text:style-name="Heading_20_4" text:outline-level="4">Popravčí meč</text:h>
      <text:p text:style-name="P2">/* Vorpal sword, <text:span text:style-name="T24">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2">/* Pravidlo pro mrzačení jsem zrušil, takže nějak jinak */.</text:p>
      <text:p text:style-name="P116">IDEA: Snižuje mez pro okamžitou smrt o 2 (Tzn. <text:span text:style-name="T119">například</text:span> goblina, který má 4 žt, na místě zabije už rána za 2 žt).</text:p>
      <text:p text:style-name="P117">Nově: Nejen mez pro okamžitou smrt, ale i pro vážná zranění.</text:p>
      <text:h text:style-name="Heading_20_4" text:outline-level="4">Holy item</text:h>
      <text:p text:style-name="Text_20_body">/* <text:span text:style-name="T26">Holy symbol, meč proti nemrtvým, atd.</text:span> */</text:p>
      <text:p text:style-name="Text_20_body"><text:soft-page-break/>/* <text:span text:style-name="T27">Obecná idea je, že „odvracení nemrtvých“ bude přes item (holy symbol), nikoliv kouzlo</text:span> */</text:p>
      <text:p text:style-name="Text_20_body">- <text:span text:style-name="T26">odvracení nemrtvých, nebo možná nějaká přidaná damage proti nemrtvým.</text:span></text:p>
      <text:h text:style-name="P89" text:outline-level="3">Zbr<text:span text:style-name="T55">oje a štíty</text:span></text:h>
      <text:h text:style-name="P76" text:outline-level="4">Elfí kroužková zbroj</text:h>
      <text:p text:style-name="P64">/* <text:span text:style-name="T105">Možná nemagická?</text:span> */</text:p>
      <text:p text:style-name="P64">Těžká zbroj, ale postih na plížení a akrobacii je jen -1. Postih na kouzlení je stále -2.</text:p>
      <text:p text:style-name="P64">/* <text:span text:style-name="T118">Tohle nebrat, pak by thiefové nenosili nic jiného.</text:span> */</text:p>
      <text:h text:style-name="Heading_20_4" text:outline-level="4">Sluneční štít</text:h>
      <text:p text:style-name="P40">Malý štít se zlatým symbolem slunce. Po vyslovení zaklínací formule krátce jasně zazáří.</text:p>
      <text:p text:style-name="P65">Oslepení: <text:span text:style-name="T5">Vytvoření nevýhody</text:span> <text:span text:style-name="T107">(Finesou) </text:span>s bonusem +2 k hodu <text:span text:style-name="T106">na všechny cíle v krátkém dosahu</text:span>, <text:span text:style-name="T106">ale nevýhoda trvá jen na 1 kolo.</text:span></text:p>
      <text:h text:style-name="Heading_20_4" text:outline-level="4">Magnetický štít</text:h>
      <text:p text:style-name="P34">Síla</text:p>
      <text:p text:style-name="P66">Velký železný štít. Po vyslovení magické formule přichytí všechny železné a ocelové předměty, které se jej dotýkají, jako kdyby s ním byly pevně spojené. Jinou formulí se spojení zruší.</text:p>
      <text:p text:style-name="P66">Efekt v boji: +2 k odzbrojení protivníka, pokud má železnou <text:span text:style-name="T108">nebo ocelovou</text:span> zbraň. Zbraň zůstane přichycená na štítu.</text:p>
      <text:h text:style-name="Heading_20_3" text:outline-level="3"><text:soft-page-break/>Pytle a batohy</text:h>
      <text:h text:style-name="Heading_20_4" text:outline-level="4"><text:span text:style-name="T56">Torna</text:span> beztíže</text:h>
      <text:p text:style-name="P35">Síla</text:p>
      <text:p text:style-name="P17">Vložené předměty nic neváží. <text:span text:style-name="T57">Nosit tuto tornu nedává nevýhodu nehledě na to, jak moc je plná.</text:span></text:p>
      <text:h text:style-name="P90" text:outline-level="3">Oděv</text:h>
      <text:h text:style-name="P77" text:outline-level="4">Pancéřové rukavice</text:h>
      <text:p text:style-name="P42">(Trpaslická práce)</text:p>
      <text:p text:style-name="P27">Síla</text:p>
      <text:p text:style-name="P42">V těchto železných rukavicích můžeš bez nebezpečí mlátit do kamenné zdi.</text:p>
      <text:list xml:id="list540136184" text:style-name="L4">
        <text:list-item>
          <text:p text:style-name="P102">Samy o sobě slouží jako zbraň 1/0.</text:p>
          <text:list>
            <text:list-item>
              <text:p text:style-name="P104">Improvizovaná střední zbraň.</text:p>
            </text:list-item>
          </text:list>
        </text:list-item>
      </text:list>
      <text:list xml:id="list2543557346" text:style-name="L5">
        <text:list-item>
          <text:p text:style-name="P103">Při prorážení bariér se počítají jako těžká zbraň.</text:p>
        </text:list-item>
      </text:list>
      <text:h text:style-name="P78" text:outline-level="4">Tiché boty</text:h>
      <text:p text:style-name="P26">Finesa</text:p>
      <text:p text:style-name="P41">V těchto botách chodíš zcela neslyšně. Máš výhodu při plížení.</text:p>
      <text:h text:style-name="Heading_20_4" text:outline-level="4">Sedmimílové boty</text:h>
      <text:p text:style-name="P20">Finesa</text:p>
      <text:p text:style-name="P16">Běháš rychle jako kůň.</text:p>
      <text:h text:style-name="Heading_20_3" text:outline-level="3"><text:soft-page-break/>Speciální</text:h>
      <text:h text:style-name="P79" text:outline-level="4">Elfí lano</text:h>
      <text:p text:style-name="P33">Finesa</text:p>
      <text:p text:style-name="P63"><text:span text:style-name="T117">2</text:span>0 metrů lehkého, ale pevného lana. Po vyslovení zaklínací formule se na něm rozváží všechny uzly.</text:p>
      <text:h text:style-name="P80" text:outline-level="4">Strážn<text:span text:style-name="T104">ý</text:span> zvonek</text:h>
      <text:p text:style-name="P32">Finesa</text:p>
      <text:p text:style-name="P62"><text:span text:style-name="T116">Tento zvonek z</text:span>azvoní <text:span text:style-name="T103">pokaždé</text:span>, když <text:span text:style-name="T115">se</text:span> do krátké vzdálenosti od něj <text:span text:style-name="T115">dostane tvor schopný ti vážně ublížit.</text:span></text:p>
      <text:h text:style-name="Heading_20_4" text:outline-level="4">Ovládací předmět<text:span text:style-name="T68">y</text:span></text:h>
      <text:p text:style-name="P30">Duše</text:p>
      <text:p text:style-name="P45">Může to být kde co – hůlka, <text:span text:style-name="T69">čelenka, náramek</text:span>, atp. Připoutání předmětu postavě umožní dávat příkazy jednomu konkrétnímu tvoru, pro kterého byl ovládací předmět stvořen (u zvířat a podobně by to asi mohla bejt i jedna kategorie – třeb<text:span text:style-name="T65">a</text:span> vlk, <text:span text:style-name="T64">golem nebo socha bude vždy jeden konkrétní</text:span>).</text:p>
      <text:list xml:id="list833877874" text:style-name="L6">
        <text:list-item>
          <text:p text:style-name="P105">Může být omezeno, kde ten předmět funguje. Golema lze třeba ovládat jen v <text:span text:style-name="T66">rámci</text:span> podzemí, nebo dokonce jen v jeho části. <text:span text:style-name="T67">Nebo všude tam, kde jsou na stěnách příslušné runy.</text:span></text:p>
        </text:list-item>
        <text:list-item>
          <text:p text:style-name="P106">Příkazy musí postava (i hráč) říkat nahlas a musí být v příslušném jazyce.</text:p>
        </text:list-item>
      </text:list>
      <text:p text:style-name="P28">Upgrade:</text:p>
      <text:p text:style-name="P47">Rituál, který dotyčného tvora sumonne.</text:p>
      <text:h text:style-name="Heading_20_2" text:outline-level="2"><text:soft-page-break/><text:span text:style-name="T59">Spotřební</text:span> předměty</text:h>
      <text:h text:style-name="Heading_20_4" text:outline-level="4">Kouzelné přesýpací hodiny</text:h>
      <text:p text:style-name="P61">Dokud se písek sype, stojí čas.</text:p>
      <text:p text:style-name="P61">/* <text:span text:style-name="T120">Huh, to je hodně drsné. Mohlo by to fungovat jen na komunikaci – tj. dá to hráčům čas se domluvit, ale ne něco udělat. Na druhou stranu to může hru dost zdržovat.</text:span> */</text:p>
      <text:h text:style-name="Heading_20_3" text:outline-level="3">Enchanty</text:h>
      <text:p text:style-name="P44">Očarování zbraně, zbroje a tak.</text:p>
      <text:list xml:id="list1536165962" text:style-name="L7">
        <text:list-item>
          <text:p text:style-name="P107">Je to recpet, takže se na to musí shánět ingredience.</text:p>
        </text:list-item>
        <text:list-item>
          <text:p text:style-name="P107">Je to rituál, musí se provést na konkrétním místě (což může být i v jiném dungeonu).</text:p>
        </text:list-item>
        <text:list-item>
          <text:p text:style-name="P108">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91" text:outline-level="3">Hole</text:h>
      <text:p text:style-name="P43">Nabíjení staffek: Asi by to mohlo jít. V určitých dungeonech může být k nalezení rituál, který umožní omezený nabíjení:</text:p>
      <text:list xml:id="list1898101793" text:style-name="L8">
        <text:list-item>
          <text:p text:style-name="P109">jen určitého druhu předmětů (např. jen rubíny, tzn. ohnivá kouzla).</text:p>
        </text:list-item>
        <text:list-item>
          <text:p text:style-name="P110">V omezené míře (je nutné někde najít nabitý rubín a z něj pak energii rituálem „přelít“ do staffky<text:span text:style-name="T63">)</text:span>.</text:p>
        </text:list-item>
      </text:list>
      <text:h text:style-name="P81" text:outline-level="4">Hůl ohně</text:h>
      <text:p text:style-name="P24">Duše</text:p>
      <text:p text:style-name="P15"><text:soft-page-break/>Na konci hole jsou tři velké, žhnoucí rubíny. <text:span text:style-name="T29">Do dřeva je vyrytý nápis staroelfskými runami: </text:span><text:span text:style-name="T6">Ohnivá koule</text:span><text:span text:style-name="T31">. </text:span><text:span text:style-name="T35">Po každém seslání Ohnivé koule jeden z rubínů pohasne.</text:span></text:p>
      <text:h text:style-name="P92" text:outline-level="3"><text:span text:style-name="T35">R</text:span><text:span text:style-name="T30">eagenty</text:span></text:h>
      <text:p text:style-name="P70"><text:span text:style-name="T53">Č</text:span><text:span text:style-name="T30">ervená, zelená, modrá, čirá, černá.</text:span></text:p>
      <text:p text:style-name="P70"><text:span text:style-name="T30">/* </text:span><text:span text:style-name="T54">Na to by se asi spíš hodily žetony..</text:span><text:span text:style-name="T30"> */</text:span></text:p>
      <text:h text:style-name="Heading_20_3" text:outline-level="3"><text:span text:style-name="T35">L</text:span><text:span text:style-name="T30">ektvary</text:span></text:h>
      <text:p text:style-name="P38">Standardní trvání lektvarů je „několik minut“. Míní se tím jeden boj (do 20 kol) a něco málo před tím a po tom.</text:p>
      <text:list xml:id="list2840817275" text:style-name="L9">
        <text:list-item>
          <text:p text:style-name="P100">Lektvary a elixíry se nepřipoutávají.</text:p>
        </text:list-item>
        <text:list-item>
          <text:p text:style-name="P101">Když v průběhu působení jednoho lektvaru vypiješ jiný, ten první přestane účinkovat.</text:p>
          <text:list>
            <text:list-item>
              <text:p text:style-name="P111"><text:span text:style-name="T46">J</text:span><text:span text:style-name="T45">e </text:span><text:span text:style-name="T46">to</text:span><text:span text:style-name="T30"> jediná možnost, jak působení lektvaru ukončit předčasně.</text:span></text:p>
            </text:list-item>
          </text:list>
        </text:list-item>
      </text:list>
      <text:h text:style-name="Heading_20_4" text:outline-level="4">Éterický <text:span text:style-name="T74">elixír</text:span></text:h>
      <text:p text:style-name="P48"><text:span text:style-name="T76">Po p</text:span>ožití tohoto <text:span text:style-name="T75">elixíru</text:span> <text:span text:style-name="T71">spolu se vším, co neseš,</text:span> <text:span text:style-name="T73">částečně zprůsvitníš a</text:span> výrazně <text:span text:style-name="T70">se ti</text:span> sníží hmotnost.</text:p>
      <text:list xml:id="list1568914674" text:style-name="L10">
        <text:list-item>
          <text:p text:style-name="P113">Můžeš skákat dvakrát tak daleko a vysoko.</text:p>
        </text:list-item>
        <text:list-item>
          <text:p text:style-name="P114">Máš <text:span text:style-name="T72">výhodu při plížení a skrývání.</text:span></text:p>
        </text:list-item>
        <text:list-item>
          <text:p text:style-name="P113">V boji máš nevýhodu, protože tvé tělo reaguje jinak, než jsi zvyklý.</text:p>
        </text:list-item>
        <text:list-item>
          <text:p text:style-name="P112"><text:span text:style-name="T90">Šplhání je pro tebe výrazně jednodušší. Je to podobný rozdíl, jak když máš nebo nemáš dovednost </text:span><text:span text:style-name="T19">šplhání</text:span><text:span text:style-name="T90"> (lektvar ti pomůže, i když ji máš).</text:span></text:p>
        </text:list-item>
      </text:list>
      <text:h text:style-name="Heading_20_4" text:outline-level="4"><text:soft-page-break/>Lektvar ohnivého dechu</text:h>
      <text:p text:style-name="P29">Dosah: kontaktní<text:line-break/><text:span text:style-name="T77">Fyzický útok ohněm, Finesou proti Finese: 1/1k4</text:span></text:p>
      <text:p text:style-name="P49">Po <text:span text:style-name="T121">dobu působení</text:span> dokážeš vydechovat oheň. <text:span text:style-name="T79">Dechem můžeš útočit, použít jej na </text:span><text:span text:style-name="T17">vytv</text:span><text:span text:style-name="T18">o</text:span><text:span text:style-name="T17">ření výhody</text:span><text:span text:style-name="T44">,</text:span><text:span text:style-name="T78"> a podobně.</text:span></text:p>
      <text:h text:style-name="P82" text:outline-level="4">Lektvar <text:span text:style-name="T80">síly</text:span></text:h>
      <text:p text:style-name="P36">Zv<text:span text:style-name="T86">ýší</text:span> Sílu o <text:span text:style-name="T82">1</text:span>.</text:p>
      <text:h text:style-name="P82" text:outline-level="4">Lektvar <text:span text:style-name="T80">mrštnosti</text:span></text:h>
      <text:p text:style-name="P37">Zv<text:span text:style-name="T86">ýší</text:span> Finesu o <text:span text:style-name="T82">1</text:span>.</text:p>
      <text:h text:style-name="P83" text:outline-level="4">Lektvar <text:span text:style-name="T81">duševní síly</text:span></text:h>
      <text:p text:style-name="P37">Zv<text:span text:style-name="T86">ýší</text:span> <text:span text:style-name="T81">Duši</text:span> o <text:span text:style-name="T82">1</text:span>.</text:p>
      <text:h text:style-name="P84" text:outline-level="4">Lektvar <text:span text:style-name="T83">obří</text:span> <text:span text:style-name="T80">síly</text:span></text:h>
      <text:p text:style-name="P37">Zv<text:span text:style-name="T86">ýší</text:span> Sílu o <text:span text:style-name="T83">2, ale sníží Duši a Finesu o 1</text:span>.</text:p>
      <text:h text:style-name="P84" text:outline-level="4">Lektvar <text:span text:style-name="T84">protřelosti</text:span></text:h>
      <text:p text:style-name="P37">Zv<text:span text:style-name="T86">ýší</text:span> Finesu o <text:span text:style-name="T85">2, ale sníží Sílu a Duši o 1</text:span>.</text:p>
      <text:h text:style-name="P84" text:outline-level="4">Lektvar <text:span text:style-name="T81">duševní moci</text:span></text:h>
      <text:p text:style-name="P37">Zv<text:span text:style-name="T86">ýší</text:span> <text:span text:style-name="T81">Duši</text:span> o <text:span text:style-name="T83">2, ale sníží Sílu a Finesu o 1</text:span>.</text:p>
      <text:h text:style-name="Heading_20_4" text:outline-level="4">Lektvar pronikavého sluchu</text:h>
      <text:p text:style-name="P52">Zvuky z krátké vzdálenosti slyšíš mnohonásobně silněji. <text:span text:style-name="T88">Postřehneš</text:span> například zvuk dechu či tep srdce i za stěnou či za zavřenými dveřmi. <text:span text:style-name="T89">Hovor uslyšíš </text:span>skrz několik metrů skály.</text:p>
      <text:list xml:id="list1825786448" text:style-name="L11">
        <text:list-item>
          <text:p text:style-name="P115">Pokud <text:span text:style-name="T89">poblíž</text:span> tebe zazní silnější zvuk než hlasitý hovor, budeš mít v příštím kole nevýhodu na všechny hody.</text:p>
        </text:list-item>
      </text:list>
      <text:h text:style-name="Heading_20_4" text:outline-level="4"><text:soft-page-break/>Elixír uzdravení</text:h>
      <text:p text:style-name="P56">Kompletně odstraní slepotu a hluchotu. Smrtelnou nemoc zmírní natolik, že pacient přežije. Méně nebezpečné nemoci zcela vyléčí. Lehká zranění vyléčí v průběhu působení lektvaru, těžká se zacelí po nejbližším vydatném odpočinku. <text:span text:style-name="T91">Zranění jedem sice vyléčí, ale jed samotný z těla neodstraní, takže pokud ještě neskončila doba latence nebo působení jedu, bude se normálně házet na zranění.</text:span></text:p>
      <text:h text:style-name="P93" text:outline-level="3">Oleje</text:h>
      <text:p text:style-name="P57"><text:span text:style-name="T49">T</text:span><text:span text:style-name="T30">rvání je stejné jako u lektvarů a elixírů (několik minut). Oleje se ale nepijí, místo toho se jimi potírá tělo nebo předmět </text:span><text:span text:style-name="T50">(zhruba do velikosti člověka)</text:span><text:span text:style-name="T30">. </text:span><text:span text:style-name="T50">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92">malé/střední/velké</text:span> odolnosti proti Mrazu/Ohni/<text:span text:style-name="T94">Blesku/</text:span>Kyselině</text:h>
      <text:p text:style-name="P58">Snižuje zranění <text:span text:style-name="T93">určeným</text:span> elementem o 1/2/3 (podle síly oleje).</text:p>
      <text:h text:style-name="Heading_20_3" text:outline-level="3">Výbušniny a hořlaviny</text:h>
      <text:h text:style-name="Heading_20_4" text:outline-level="4">Ohnivá hlína</text:h>
      <text:p text:style-name="P31">Fyzický útok <text:span text:style-name="T95">Finesou</text:span> <text:span text:style-name="T99">0</text:span>/1k<text:span text:style-name="T100">10</text:span> <text:span text:style-name="T96">(oheň)</text:span> proti Finese.</text:p>
      <text:p text:style-name="P59">Ohni<text:span text:style-name="T97">vá hlína je hliněná koule velikosti vlašského ořechu. Po nárazu exploduje do plamenné koule o průměru 2 metrů.</text:span></text:p>
      <text:h text:style-name="Heading_20_4" text:outline-level="4">Ž<text:span text:style-name="T98">i</text:span>vý oheň</text:h>
      <text:p text:style-name="P60"><text:span text:style-name="T5">Fyzický útok Finesou </text:span><text:span text:style-name="T20">0/- proti Finese.</text:span><text:span text:style-name="T101"><text:line-break/></text:span><text:span text:style-name="T20">Zranění 1k6 (oheň) každé kolo po dobu 5 kol.</text:span></text:p>
      <text:p text:style-name="P60"><text:soft-page-break/>Živý oheň se uchovává ve formě tekutiny v pečlivě uzavřených skleněných flakónech. Jakýkoliv kontakt se vzduchem tekutinu zapálí. <text:span text:style-name="T102">Flakón sám o sobě nezraňuje, na zranění se hází, jako by šlo o obyčejný zápalný olej. </text:span><text:span text:style-name="T21">Živý oheň</text:span><text:span text:style-name="T102"> je možné uhasit jen kouzlem.</text:span></text:p>
      <text:h text:style-name="P96" text:outline-level="1"><text:span text:style-name="T35">Nezpracovan</text:span><text:span text:style-name="T43">é</text:span><text:span text:style-name="T35"> </text:span><text:span text:style-name="T43">předměty</text:span></text:h>
      <text:h text:style-name="Heading_20_4" text:outline-level="4"><text:span text:style-name="T43">N</text:span><text:span text:style-name="T30">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0"><text:span text:style-name="T47">P</text:span><text:span text:style-name="T30">ředmět je po dobu působení prakticky nezničitelný </text:span><text:span text:style-name="T48">(je ho možné použít jako improvizovanou zbraň)</text:span><text:span text:style-name="T30">. </text:span><text:span text:style-name="T47">Na živé tvory neúčinkuje.</text:span></text:p>
      <text:h text:style-name="Heading_20_4" text:outline-level="4">Protijed</text:h>
      <text:p text:style-name="P51">Snižuje sílu jedu o 4. <text:span text:style-name="T87">Když je podán v době latence, tak sníží oba hody na zranění. Když v době působení, tak jen ten druhý.</text:span></text:p>
      <text:p text:style-name="P51">/* <text:span text:style-name="T122">Protijedy a séra budou jed neutralizovat úplně – žádná čísla nejsou potřeba.</text:span> */</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7T13:35:53.587000000</dc:date>
    <meta:print-date>2113-01-01T00:00:00</meta:print-date>
    <meta:editing-cycles>10176</meta:editing-cycles>
    <meta:editing-duration>P30DT5H24M4S</meta:editing-duration>
    <meta:generator>LibreOffice/6.0.5.2$Windows_X86_64 LibreOffice_project/54c8cbb85f300ac59db32fe8a675ff7683cd5a16</meta:generator>
    <dc:creator>York </dc:creator>
    <meta:document-statistic meta:table-count="0" meta:image-count="0" meta:object-count="0" meta:page-count="16" meta:paragraph-count="191" meta:word-count="1995" meta:character-count="11955" meta:non-whitespace-character-count="10165"/>
  </office:meta>
</office:document-meta>
</file>